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 style:master-page-name="Standard">
      <style:paragraph-properties fo:margin-left="0.5in" fo:margin-right="0in" fo:text-indent="-0.25in" style:auto-text-indent="false" style:page-number="1"/>
    </style:style>
    <style:style style:name="P2" style:family="paragraph" style:parent-style-name="Standard" style:list-style-name="WWNum1">
      <style:paragraph-properties fo:margin-left="0.5in" fo:margin-right="0in" fo:text-indent="-0.25in" style:auto-text-indent="false"/>
    </style:style>
    <style:style style:name="T1" style:family="text">
      <style:text-properties officeooo:rsid="0007053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913785073" text:style-name="WWNum1">
        <text:list-item>
          <text:p text:style-name="P1">Código fuente adjunto</text:p>
        </text:list-item>
        <text:list-item>
          <text:p text:style-name="P2">Código fuente adjunto</text:p>
        </text:list-item>
        <text:list-item>
          <text:p text:style-name="P2">Código fuente adjunto</text:p>
        </text:list-item>
        <text:list-item>
          <text:p text:style-name="P2"><text:span text:style-name="T1">PDF </text:span>adjunt<text:span text:style-name="T1">o</text:span></text:p>
        </text:list-item>
        <text:list-item>
          <text:p text:style-name="P2">El patrón adaptador fue usado sobre los stacks (reemplazados por vectores, pero utilizándolos de la misma manera) para aprovechar los los métodos que estos tienen en común con la queue. Para nuestra queue, push(), back(), size() y empty() son métodos que podemos adaptar directamente de las existentes en los vectores push_back(), back(), size() y empty() respectivamente, sin realizar operaciones adicional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Linux_X86_64 LibreOffice_project/20$Build-2</meta:generator>
    <dc:date>2019-05-04T20:12:26.320478188</dc:date>
    <meta:editing-duration>PT24S</meta:editing-duration>
    <meta:editing-cycles>1</meta:editing-cycles>
    <meta:document-statistic meta:table-count="0" meta:image-count="0" meta:object-count="0" meta:page-count="1" meta:paragraph-count="5" meta:word-count="76" meta:character-count="494" meta:non-whitespace-character-count="428"/>
  </office:meta>
</office:document-meta>
</file>